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031d"/>
    </style:style>
    <style:style style:name="P2" style:family="paragraph" style:parent-style-name="Standard">
      <style:text-properties officeooo:rsid="0007031d" officeooo:paragraph-rsid="0007031d"/>
    </style:style>
    <style:style style:name="P3" style:family="paragraph" style:parent-style-name="Standard">
      <style:text-properties officeooo:rsid="0007031d" officeooo:paragraph-rsid="00085ed3"/>
    </style:style>
    <style:style style:name="P4" style:family="paragraph" style:parent-style-name="Standard">
      <style:text-properties officeooo:paragraph-rsid="00085ed3"/>
    </style:style>
    <style:style style:name="T1" style:family="text">
      <style:text-properties officeooo:rsid="0007031d"/>
    </style:style>
    <style:style style:name="T2" style:family="text">
      <style:text-properties fo:color="#000000" style:font-name="Consolas"/>
    </style:style>
    <style:style style:name="T3" style:family="text">
      <style:text-properties officeooo:rsid="00085e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0</text:span>) Подготовка </text:p>
      <text:p text:style-name="Standard"/>
      <text:p text:style-name="Standard">CREATE KEYSPACE my_keyspace WITH replication = {'class': 'SimpleStrategy', 'replication_factor': 1};</text:p>
      <text:p text:style-name="Standard"/>
      <text:p text:style-name="Standard">USE my_keyspace;</text:p>
      <text:p text:style-name="Standard"/>
      <text:p text:style-name="P4"><text:span text:style-name="T1">1)</text:span><text:span text:style-name="T2">display number of airports in a country, country+region, country+region+municipality</text:span></text:p>
      <text:p text:style-name="P3"/>
      <text:p text:style-name="Standard">CREATE TABLE airports_address ( <text:s/>id INT, ident TEXT, type TEXT, name TEXT, latitude_deg double, longitude_deg double, elevation_ft INT, continent TEXT, iso_country TEXT, iso_region TEXT, municipality TEXT, scheduled_service TEXT, gps_code TEXT, iata_code TEXT, local_code TEXT, <text:s/>home_link TEXT, wikipedia_link TEXT, keywords TEXT, primary key(iso_country, iso_region, municipality));</text:p>
      <text:p text:style-name="Standard"/>
      <text:p text:style-name="P1">COPY airports_address (id,ident,type,name,latitude_deg,longitude_deg,elevation_ft,continent,iso_country,iso_region,municipality,scheduled_service,gps_code,iata_code,local_code,home_link,wikipedia_link,keywords) FROM '/home/saprunov/Рабочий стол/epam/airports.csv' WITH HEADER=TRUE <text:span text:style-name="T1">and</text:span> DECIMALSEP=',';</text:p>
      <text:p text:style-name="P2"><text:span text:style-name="T2"/></text:p>
      <text:p text:style-name="P2">select iso_country, count(*) from airports_address group by iso_country;</text:p>
      <text:p text:style-name="P2">select iso_country, iso_region, count(*) from airports_address group by iso_country, <text:s/>iso_region;</text:p>
      <text:p text:style-name="P2">select iso_country, iso_region, municipality, count(*) from airports_address group by iso_country, <text:s/>iso_region, municipality;</text:p>
      <text:p text:style-name="P2"/>
      <text:p text:style-name="P1"><text:span text:style-name="T1">2)</text:span><text:span text:style-name="T2">doing the same but with filter by type applied</text:span></text:p>
      <text:p text:style-name="P1"><text:span text:style-name="T2"/></text:p>
      <text:p text:style-name="P2">CREATE TABLE airports_type_address ( <text:s/>id INT, ident TEXT, type TEXT, name TEXT, latitude_deg double, longitude_deg double, elevation_ft INT, continent TEXT, iso_country TEXT, iso_region TEXT, municipality TEXT, scheduled_service TEXT, gps_code TEXT, iata_code TEXT, local_code TEXT, <text:s/>home_link TEXT, wikipedia_link TEXT, keywords TEXT, primary key(type, iso_country, iso_region, municipality));</text:p>
      <text:p text:style-name="P2"/>
      <text:p text:style-name="P3">select iso_country, count(*) from airports_type_address where type='heliport' group by iso_country;</text:p>
      <text:p text:style-name="P3">select iso_country,iso_region, count(*) from a airports_type_address where type='heliport' where type='heliport' group by iso_country,iso_region;</text:p>
      <text:p text:style-name="P3">select iso_country, iso_region, municipality, count(*) from airports_type_address where type='heliport' group by iso_country, <text:s/>iso_region, municipality;</text:p>
      <text:p text:style-name="P2"/>
      <text:p text:style-name="P2">3)</text:p>
      <text:p text:style-name="P2"><text:s/>CREATE TABLE airports_elev_address ( <text:s/>id INT, ident TEXT, type TEXT, name TEXT, latitude_deg double, longitude_deg double, elevation_ft INT, continent TEXT, iso_country TEXT, iso_region TEXT, municipality TEXT, scheduled_service TEXT, gps_code TEXT, iata_code TEXT, local_code TEXT, <text:s/>home_link TEXT, wikipedia_link TEXT, keywords TEXT, primary key ( (iso_country, iso_region, municipality), elevation_ft ) ) WITH CLUSTERING order by (elevation_ft DESC);</text:p>
      <text:p text:style-name="P2"/>
      <text:p text:style-name="P2">select name, elevation_ft from airports_elev_address where iso_country= 'US' and iso_region= 'US-FL' and municipality='Riverview' limit 10 ;</text:p>
      <text:p text:style-name="P2"/>
      <text:p text:style-name="P3"><text:soft-page-break/>4)</text:p>
      <text:p text:style-name="P4">CREATE TABLE airports_<text:span text:style-name="T1">gps</text:span> ( <text:s/>id INT, ident TEXT, type TEXT, name TEXT, latitude_deg double, longitude_deg double, elevation_ft INT, continent TEXT, iso_country TEXT, iso_region TEXT, municipality TEXT, scheduled_service TEXT, gps_code TEXT, iata_code TEXT, local_code TEXT, <text:s/>home_link TEXT, wikipedia_link TEXT, keywords TEXT, primary key(gps_code ));</text:p>
      <text:p text:style-name="P4"/>
      <text:p text:style-name="P4">COPY airports_<text:span text:style-name="T1">gps</text:span> (id,ident,type,name,latitude_deg,longitude_deg,elevation_ft,continent,iso_country,iso_region,municipality,scheduled_service,gps_code,iata_code,local_code,home_link,wikipedia_link,keywords) FROM '/home/saprunov/Рабочий стол/epam/airports.csv' WITH HEADER=TRUE <text:span text:style-name="T1">and</text:span> DECIMALSEP=',';</text:p>
      <text:p text:style-name="P3"/>
      <text:p text:style-name="P3">select name from airports_gps where gps_code = '02WI' 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Обычный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Cover_7e_LT_7e_Gliederung_20_1" style:display-name="Cover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1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Cover_7e_LT_7e_Gliederung_20_2" style:display-name="Cover~LT~Gliederung 2" style:family="paragraph" style:parent-style-name="Cover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ver_7e_LT_7e_Gliederung_20_3" style:display-name="Cover~LT~Gliederung 3" style:family="paragraph" style:parent-style-name="Cover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ver_7e_LT_7e_Gliederung_20_4" style:display-name="Cover~LT~Gliederung 4" style:family="paragraph" style:parent-style-name="Cover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ver_7e_LT_7e_Gliederung_20_5" style:display-name="Cover~LT~Gliederung 5" style:family="paragraph" style:parent-style-name="Cover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6" style:display-name="Cover~LT~Gliederung 6" style:family="paragraph" style:parent-style-name="Cover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7" style:display-name="Cover~LT~Gliederung 7" style:family="paragraph" style:parent-style-name="Cover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8" style:display-name="Cover~LT~Gliederung 8" style:family="paragraph" style:parent-style-name="Cover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9" style:display-name="Cover~LT~Gliederung 9" style:family="paragraph" style:parent-style-name="Cover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Titel" style:display-name="Cover~LT~Titel" style:family="paragraph" style:default-outline-level="">
      <style:paragraph-properties style:line-height-at-least="0.353cm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ver_7e_LT_7e_Untertitel" style:display-name="Cover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ver_7e_LT_7e_Notizen" style:display-name="Cover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ver_7e_LT_7e_Hintergrundobjekte" style:display-name="Cov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ver_7e_LT_7e_Hintergrund" style:display-name="Cov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style:line-height-at-least="0.995cm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995cm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Quote_20_-_20_EPAM_20_Blue_7e_LT_7e_Gliederung_20_1" style:display-name="Quote - EPAM Blue~LT~Gliederung 1" style:family="paragraph" style:default-outline-level="">
      <style:paragraph-properties fo:margin-top="0.499cm" fo:margin-bottom="0cm" loext:contextual-spacing="false" style:line-height-at-least="0.995cm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Quote_20_-_20_EPAM_20_Blue_7e_LT_7e_Gliederung_20_2" style:display-name="Quote - EPAM Blue~LT~Gliederung 2" style:family="paragraph" style:parent-style-name="Quote_20_-_20_EPAM_20_Blue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Quote_20_-_20_EPAM_20_Blue_7e_LT_7e_Gliederung_20_3" style:display-name="Quote - EPAM Blue~LT~Gliederung 3" style:family="paragraph" style:parent-style-name="Quote_20_-_20_EPAM_20_Blue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Quote_20_-_20_EPAM_20_Blue_7e_LT_7e_Gliederung_20_4" style:display-name="Quote - EPAM Blue~LT~Gliederung 4" style:family="paragraph" style:parent-style-name="Quote_20_-_20_EPAM_20_Blue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Quote_20_-_20_EPAM_20_Blue_7e_LT_7e_Gliederung_20_5" style:display-name="Quote - EPAM Blue~LT~Gliederung 5" style:family="paragraph" style:parent-style-name="Quote_20_-_20_EPAM_20_Blue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-_20_EPAM_20_Blue_7e_LT_7e_Gliederung_20_6" style:display-name="Quote - EPAM Blue~LT~Gliederung 6" style:family="paragraph" style:parent-style-name="Quote_20_-_20_EPAM_20_Blue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-_20_EPAM_20_Blue_7e_LT_7e_Gliederung_20_7" style:display-name="Quote - EPAM Blue~LT~Gliederung 7" style:family="paragraph" style:parent-style-name="Quote_20_-_20_EPAM_20_Blue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-_20_EPAM_20_Blue_7e_LT_7e_Gliederung_20_8" style:display-name="Quote - EPAM Blue~LT~Gliederung 8" style:family="paragraph" style:parent-style-name="Quote_20_-_20_EPAM_20_Blue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-_20_EPAM_20_Blue_7e_LT_7e_Gliederung_20_9" style:display-name="Quote - EPAM Blue~LT~Gliederung 9" style:family="paragraph" style:parent-style-name="Quote_20_-_20_EPAM_20_Blue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-_20_EPAM_20_Blue_7e_LT_7e_Titel" style:display-name="Quote - EPAM Blue~LT~Titel" style:family="paragraph" style:default-outline-level="">
      <style:paragraph-properties style:line-height-at-least="0.353cm" fo:text-align="start" style:justify-single-word="false" style:writing-mode="lr-tb"/>
      <style:text-properties fo:color="#222222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Quote_20_-_20_EPAM_20_Blue_7e_LT_7e_Untertitel" style:display-name="Quote - EPAM Blu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Quote_20_-_20_EPAM_20_Blue_7e_LT_7e_Notizen" style:display-name="Quote - EPAM Blu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Quote_20_-_20_EPAM_20_Blue_7e_LT_7e_Hintergrundobjekte" style:display-name="Quote - EPAM Blu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Quote_20_-_20_EPAM_20_Blue_7e_LT_7e_Hintergrund" style:display-name="Quote - EPAM Blu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20:37:39.941544758</meta:creation-date>
    <dc:date>2020-12-13T21:22:20.207418292</dc:date>
    <meta:editing-duration>PT8M29S</meta:editing-duration>
    <meta:editing-cycles>1</meta:editing-cycles>
    <meta:document-statistic meta:table-count="0" meta:image-count="0" meta:object-count="0" meta:page-count="2" meta:paragraph-count="21" meta:word-count="333" meta:character-count="3331" meta:non-whitespace-character-count="3006"/>
    <meta:generator>LibreOffice/6.4.6.2$Linux_X86_64 LibreOffice_project/40$Build-2</meta:generator>
  </office:meta>
</office:document-meta>
</file>